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18pt" officeooo:rsid="000dbf5e" officeooo:paragraph-rsid="000dbf5e" style:font-size-asian="15.75pt" style:font-size-complex="18pt"/>
    </style:style>
    <style:style style:name="P2" style:family="paragraph" style:parent-style-name="Text_20_body" style:list-style-name="L1">
      <style:text-properties fo:font-size="18pt" officeooo:rsid="000dbf5e" style:font-size-asian="15.75pt" style:font-size-complex="18pt"/>
    </style:style>
    <style:style style:name="P3" style:family="paragraph" style:parent-style-name="Text_20_body">
      <style:text-properties fo:font-size="18pt" officeooo:rsid="000dbf5e" style:font-size-asian="15.75pt" style:font-size-complex="18pt"/>
    </style:style>
    <style:style style:name="P4" style:family="paragraph" style:parent-style-name="Text_20_body" style:list-style-name="L2">
      <style:text-properties fo:font-size="18pt" officeooo:rsid="000dbf5e" officeooo:paragraph-rsid="000ede70" style:font-size-asian="15.75pt" style:font-size-complex="18pt"/>
    </style:style>
    <style:style style:name="P5" style:family="paragraph" style:parent-style-name="Text_20_body" style:list-style-name="L2">
      <style:text-properties fo:font-size="18pt" officeooo:rsid="000dbf5e" style:font-size-asian="15.75pt" style:font-size-complex="18pt"/>
    </style:style>
    <style:style style:name="P6" style:family="paragraph" style:parent-style-name="Standard">
      <style:text-properties fo:font-size="18pt" officeooo:rsid="000dbf5e" officeooo:paragraph-rsid="000dbf5e" style:font-size-asian="15.75pt" style:font-size-complex="18pt"/>
    </style:style>
    <style:style style:name="T1" style:family="text">
      <style:text-properties officeooo:rsid="000ede7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r haben ein neues Projekt namens <text:span text:style-name="Strong_20_Emphasis">"Hangman"</text:span> erstellt.<text:line-break/>Wir haben es mit <text:span text:style-name="Strong_20_Emphasis">GitHub</text:span> verbunden.<text:line-break/>Wir haben eine neue Klasse <text:span text:style-name="Strong_20_Emphasis">„WordPool“</text:span> erstellt.<text:line-break/>Darin haben wir folgende Funktionen entwickelt:</text:p>
      <text:list text:style-name="L1">
        <text:list-item>
          <text:p text:style-name="P2"><text:span text:style-name="Strong_20_Emphasis">GetRandomWord</text:span> – gibt den Index eines zufälligen Wortes aus der Liste zurück</text:p>
        </text:list-item>
        <text:list-item>
          <text:p text:style-name="P2"><text:span text:style-name="Strong_20_Emphasis">GetWordFromIndex</text:span> – nimmt einen Index und gibt das entsprechende Wort zurück</text:p>
        </text:list-item>
        <text:list-item>
          <text:p text:style-name="P2"><text:span text:style-name="Strong_20_Emphasis">MaskWordFromIndex</text:span> – gibt das maskierte Wort zurück</text:p>
        </text:list-item>
        <text:list-item>
          <text:p text:style-name="P2"><text:span text:style-name="Strong_20_Emphasis">ContainsLetter</text:span> – prüft, ob ein Buchstabe im Wort enthalten ist</text:p>
        </text:list-item>
      </text:list>
      <text:p text:style-name="P3">Ein neues Projekt wurde erstellt, bei dem die <text:span text:style-name="Strong_20_Emphasis">Konsole verwendet</text:span> werden kann.</text:p>
      <text:p text:style-name="P3">Ich habe gelernt:</text:p>
      <text:list text:style-name="L2">
        <text:list-item>
          <text:p text:style-name="P4"><text:span text:style-name="Strong_20_Emphasis">Abstrakte Klasse</text:span> – beschreibt <text:span text:style-name="T1">ein</text:span> Verhalten <text:span text:style-name="T1">das Geteilt wird von mehren Enititäten</text:span></text:p>
        </text:list-item>
        <text:list-item>
          <text:p text:style-name="P5"><text:span text:style-name="Strong_20_Emphasis">Interface</text:span> – <text:span text:style-name="T1">beschreibt eine von außen gesehene Schnittstelle </text:span></text:p>
        </text:list-item>
      </text:list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30T11:21:49.433766500</meta:creation-date>
    <dc:date>2025-06-04T14:12:00.987036800</dc:date>
    <meta:editing-duration>PT29M51S</meta:editing-duration>
    <meta:editing-cycles>5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9" meta:word-count="102" meta:character-count="689" meta:non-whitespace-character-count="595"/>
  </office:meta>
</office:document-meta>
</file>